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8235*"/>
    </style:style>
    <style:style style:name="Tableau1.B" style:family="table-column">
      <style:table-column-properties style:column-width="2.473cm" style:rel-column-width="140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Ventilation des Frais</text:p>
      <text:p text:style-name="Standard"/>
      <text:p text:style-name="P3"><text:span text:style-name="T3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9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1. Permis ou refus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2. Récépissé (envoi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3. Dossier incomplet (notification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4. Deuxième récipissé (envoi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5. Accusé de réception (envoi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6. Envoi 1er dossier à la RW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7. Envoi dossier <text:s/>pour demande d'avis services extérieurs :</text:p>
            <text:p text:style-name="Table_20_Contents">&gt;&gt;&gt;</text:p>
            <text:p text:style-name="Table_20_Contents">&gt;&gt;&gt;</text:p>
            <text:p text:style-name="Table_20_Contents">&gt;&gt;&gt;</text:p>
            <text:p text:style-name="Table_20_Contents">&gt;&gt;&gt;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8. Enquête publiqu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9. Envoi <text:s/>2ème dossier à la RW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10. Information de l'envoi du 2ème dossi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11. Envoi du permis ou du refus à la RW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12. Envoi du permis ou du refus au demandeu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13. Diver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ota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ccompt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olde à payer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0T16:28:10</dc:date>
    <dc:language>fr-FR</dc:language>
    <meta:editing-cycles>55</meta:editing-cycles>
    <meta:editing-duration>PT32H07M40S</meta:editing-duration>
    <dc:creator>Gauthier Bastien</dc:creator>
    <meta:document-statistic meta:table-count="1" meta:image-count="0" meta:object-count="0" meta:page-count="1" meta:paragraph-count="29" meta:word-count="107" meta:character-count="704"/>
    <meta:user-defined meta:name="Info 1"/>
    <meta:user-defined meta:name="Info 2"/>
    <meta:user-defined meta:name="Info 3"/>
    <meta:user-defined meta:name="Info 4"/>
  </office:meta>
</office:document-meta>
</file>